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63f93" officeooo:paragraph-rsid="00163f93"/>
    </style:style>
    <style:style style:name="P2" style:family="paragraph" style:parent-style-name="Standard">
      <style:text-properties officeooo:rsid="00163f93" officeooo:paragraph-rsid="00165381"/>
    </style:style>
    <style:style style:name="P3" style:family="paragraph" style:parent-style-name="Standard">
      <style:text-properties fo:font-size="22pt" fo:font-weight="bold" officeooo:rsid="001c51a2" officeooo:paragraph-rsid="001c51a2" style:font-size-asian="22pt" style:font-weight-asian="bold" style:font-size-complex="22pt" style:font-weight-complex="bold"/>
    </style:style>
    <style:style style:name="P4" style:family="paragraph" style:parent-style-name="Standard">
      <style:text-properties officeooo:rsid="001aa6fa" officeooo:paragraph-rsid="001c51a2"/>
    </style:style>
    <style:style style:name="P5" style:family="paragraph" style:parent-style-name="Standard">
      <style:text-properties officeooo:rsid="001aa6fa" officeooo:paragraph-rsid="001aa6fa"/>
    </style:style>
    <style:style style:name="P6" style:family="paragraph" style:parent-style-name="Standard">
      <style:text-properties fo:font-style="italic" officeooo:rsid="0017012c" officeooo:paragraph-rsid="001e9897" style:font-style-asian="italic" style:font-style-complex="italic"/>
    </style:style>
    <style:style style:name="P7" style:family="paragraph" style:parent-style-name="Standard">
      <style:text-properties fo:font-style="italic" officeooo:rsid="001e9897" officeooo:paragraph-rsid="001e9897" style:font-style-asian="italic" style:font-style-complex="italic"/>
    </style:style>
    <style:style style:name="P8" style:family="paragraph" style:parent-style-name="Standard">
      <style:text-properties fo:font-style="italic" officeooo:rsid="00212983" officeooo:paragraph-rsid="00212983" style:font-style-asian="italic" style:font-style-complex="italic"/>
    </style:style>
    <style:style style:name="P9" style:family="paragraph" style:parent-style-name="Standard">
      <style:text-properties officeooo:rsid="0023c2c4" officeooo:paragraph-rsid="0023c2c4"/>
    </style:style>
    <style:style style:name="P10" style:family="paragraph" style:parent-style-name="Standard">
      <style:text-properties officeooo:rsid="002486ec" officeooo:paragraph-rsid="002486ec"/>
    </style:style>
    <style:style style:name="P11" style:family="paragraph" style:parent-style-name="Standard">
      <style:text-properties officeooo:rsid="0026faff" officeooo:paragraph-rsid="0026faff"/>
    </style:style>
    <style:style style:name="P12" style:family="paragraph" style:parent-style-name="Standard">
      <style:text-properties officeooo:rsid="00280a31" officeooo:paragraph-rsid="00280a31"/>
    </style:style>
    <style:style style:name="P13" style:family="paragraph" style:parent-style-name="Standard">
      <style:text-properties officeooo:rsid="0028d490" officeooo:paragraph-rsid="0028d490"/>
    </style:style>
    <style:style style:name="P14" style:family="paragraph" style:parent-style-name="Standard">
      <style:text-properties officeooo:rsid="0028d490" officeooo:paragraph-rsid="002a5d83"/>
    </style:style>
    <style:style style:name="P15" style:family="paragraph" style:parent-style-name="Standard">
      <style:text-properties officeooo:rsid="002a5d83" officeooo:paragraph-rsid="002a5d83"/>
    </style:style>
    <style:style style:name="P16" style:family="paragraph" style:parent-style-name="Standard" style:list-style-name="L1">
      <style:text-properties officeooo:rsid="00163f93" officeooo:paragraph-rsid="00163f93"/>
    </style:style>
    <style:style style:name="P17" style:family="paragraph" style:parent-style-name="Standard" style:list-style-name="L2">
      <style:text-properties officeooo:rsid="00163f93" officeooo:paragraph-rsid="00163f93"/>
    </style:style>
    <style:style style:name="P18" style:family="paragraph" style:parent-style-name="Standard" style:list-style-name="L2">
      <style:text-properties officeooo:rsid="0023c2c4" officeooo:paragraph-rsid="00163f93"/>
    </style:style>
    <style:style style:name="P19" style:family="paragraph" style:parent-style-name="Standard" style:list-style-name="L3">
      <style:text-properties officeooo:rsid="0023c2c4" officeooo:paragraph-rsid="0023c2c4"/>
    </style:style>
    <style:style style:name="P20" style:family="paragraph" style:parent-style-name="Standard" style:list-style-name="L2">
      <style:text-properties officeooo:rsid="001a17d1" officeooo:paragraph-rsid="001a17d1"/>
    </style:style>
    <style:style style:name="P21" style:family="paragraph" style:parent-style-name="Standard" style:list-style-name="L4">
      <style:text-properties officeooo:rsid="002486ec" officeooo:paragraph-rsid="002486ec"/>
    </style:style>
    <style:style style:name="P22" style:family="paragraph" style:parent-style-name="Standard" style:list-style-name="L2">
      <style:text-properties officeooo:rsid="002b2cdd" officeooo:paragraph-rsid="002b2cdd"/>
    </style:style>
    <style:style style:name="P23" style:family="paragraph" style:parent-style-name="Standard">
      <style:text-properties officeooo:rsid="0028d490" officeooo:paragraph-rsid="002a5d83"/>
    </style:style>
    <style:style style:name="P24" style:family="paragraph" style:parent-style-name="Standard">
      <style:text-properties officeooo:rsid="0028d490" officeooo:paragraph-rsid="002c3e8b"/>
    </style:style>
    <style:style style:name="T1" style:family="text">
      <style:text-properties officeooo:rsid="00165381"/>
    </style:style>
    <style:style style:name="T2" style:family="text">
      <style:text-properties fo:font-weight="normal" style:font-weight-asian="normal" style:font-weight-complex="normal"/>
    </style:style>
    <style:style style:name="T3" style:family="text">
      <style:text-properties officeooo:rsid="001e006f"/>
    </style:style>
    <style:style style:name="T4" style:family="text">
      <style:text-properties officeooo:rsid="001e9897"/>
    </style:style>
    <style:style style:name="T5" style:family="text">
      <style:text-properties officeooo:rsid="001fe07f"/>
    </style:style>
    <style:style style:name="T6" style:family="text">
      <style:text-properties officeooo:rsid="00212983"/>
    </style:style>
    <style:style style:name="T7" style:family="text">
      <style:text-properties officeooo:rsid="00221ee7"/>
    </style:style>
    <style:style style:name="T8" style:family="text">
      <style:text-properties officeooo:rsid="002486ec"/>
    </style:style>
    <style:style style:name="T9" style:family="text">
      <style:text-properties officeooo:rsid="00280a31"/>
    </style:style>
    <style:style style:name="T10" style:family="text">
      <style:text-properties officeooo:rsid="002a5d83"/>
    </style:style>
    <style:style style:name="T11" style:family="text">
      <style:text-properties officeooo:rsid="002ad14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Внимание</text:p>
      <text:p text:style-name="P1"/>
      <text:p text:style-name="P4">С точки зрения квантовой физики <text:span text:style-name="T6">душа</text:span> выполняет функцию редукции состояния наблюдаемой системы. <text:span text:style-name="T6">Душа с пощью двух её главных функций (внимания и воли)</text:span> редуцирует квантовое поле (картина текущего восприятия) создаваемое посредством механизмов мозга <text:span text:style-name="T6">посредством</text:span>. Изменения состояния поля после редукции улавливаются механизмами мозга <text:span text:style-name="T3">(эпифиз)</text:span>. Таким образом данное поле является полем взаимодействия между душой и мозгом, <text:span text:style-name="T3">а также полем для действия души</text:span>.</text:p>
      <text:p text:style-name="P2"/>
      <text:p text:style-name="P6"><text:span text:style-name="T2">Внимание</text:span> <text:s/>— главная психическая функция <text:span text:style-name="T4">наряду с волей</text:span>.</text:p>
      <text:p text:style-name="P6"/>
      <text:p text:style-name="P7">Воля это актиный инструмент души, её <text:span text:style-name="T5">руки и крылья, позволяющий производить активные изменения в поле восприятия за счёт изменения коэффициентов вероятности определённых состояний.</text:span></text:p>
      <text:p text:style-name="P7"/>
      <text:p text:style-name="P8">Внимание это пассивный инструмент души, её глаза и уши, позволяющие воспринимать всевозможные состояния квантогого поля и их вероятности.</text:p>
      <text:p text:style-name="P8"/>
      <text:p text:style-name="P8">Мозг создаёт картину восприятия (симуляцию реальности) в виде квантого поля с заданными вероятностями состояний. С помощью эпифиза он улавливает изменения в состоянии даного поля (измении коэффициентов вероятности после редукции). Эти изменения являются сигналом для мозга, который может интерпретировать их как команду <text:span text:style-name="T7">для осуществления поведения</text:span>.</text:p>
      <text:p text:style-name="P2"/>
      <text:p text:style-name="P2"><text:span text:style-name="T1">В</text:span>нимание <text:span text:style-name="T7">бывает</text:span></text:p>
      <text:p text:style-name="P2"/>
      <text:list xml:id="list1754248345" text:style-name="L1">
        <text:list-item>
          <text:p text:style-name="P16">Произвольное — <text:span text:style-name="T4">направляемое за счёт воли и являющееся результатом редукции (изменение квантового поля за счёт редукции).</text:span></text:p>
          <text:p text:style-name="P16"/>
        </text:list-item>
        <text:list-item>
          <text:p text:style-name="P16">Не произвольное — <text:span text:style-name="T4">направляемое за счёт форсированного изменения содержимого восприятия самим мозгом (изменения квантового поля самим источником).</text:span></text:p>
        </text:list-item>
      </text:list>
      <text:p text:style-name="P1"/>
      <text:p text:style-name="P1">Характеристики внимания</text:p>
      <text:p text:style-name="P1"/>
      <text:list xml:id="list3384008820" text:style-name="L2">
        <text:list-item>
          <text:p text:style-name="P18">Объём</text:p>
        </text:list-item>
        <text:list-item>
          <text:p text:style-name="P20">Направленность</text:p>
        </text:list-item>
        <text:list-item>
          <text:p text:style-name="P22">Распределение</text:p>
        </text:list-item>
        <text:list-item>
          <text:p text:style-name="P20">Интенсивность</text:p>
        </text:list-item>
        <text:list-item>
          <text:p text:style-name="P17">Длительность</text:p>
        </text:list-item>
        <text:list-item>
          <text:p text:style-name="P17">Устойчивость</text:p>
        </text:list-item>
        <text:list-item>
          <text:p text:style-name="P17">Переключаемость</text:p>
        </text:list-item>
      </text:list>
      <text:p text:style-name="P1"/>
      <text:p text:style-name="P9">Функции внимания</text:p>
      <text:p text:style-name="P9"/>
      <text:list xml:id="list2946986991" text:style-name="L3">
        <text:list-item>
          <text:p text:style-name="P19">Концентрация (сужение)</text:p>
        </text:list-item>
        <text:list-item>
          <text:p text:style-name="P19">Медитация (расширение)</text:p>
        </text:list-item>
        <text:list-item>
          <text:p text:style-name="P19">Инспекция (наблюдение)</text:p>
        </text:list-item>
        <text:list-item>
          <text:p text:style-name="P19">Редукция (управление)</text:p>
        </text:list-item>
      </text:list>
      <text:p text:style-name="P9"/>
      <text:p text:style-name="P9">Вообще это вопрос, то каким образом происходит взаимодействие между душой, телом и умом человека. Можно предполагать, что основа взаимодействия это эмоции. В этом случае <text:soft-page-break/>нет необходимости в редукции <text:span text:style-name="T8">квантового поля</text:span>, т. к. мозг самостоятельно может выбрать нужное поведение в зависимости от его эмоционально оценки самой душой, передаваемой мозгу посредством электромагнитных волн, <text:span text:style-name="T8">то есть редукция может осуществляться самим мозгом</text:span>. <text:span text:style-name="T8">В общем механизм редукции не вполне ясен, и требует детального рассмотрения. Есть следующие варианты:</text:span></text:p>
      <text:list xml:id="list2218844154" text:style-name="L4">
        <text:list-item>
          <text:p text:style-name="P21">Редукция квантового поля за счёт концентрации внимания на ментальном, эмоциональном, двигательном или перцептивном образе желаемого состояния.</text:p>
        </text:list-item>
        <text:list-item>
          <text:p text:style-name="P21">Редукция ментального или эмоционального процесса за счёт эмоции.</text:p>
        </text:list-item>
        <text:list-item>
          <text:p text:style-name="P21">Редукция за счёт действия воли на мозговой субстрат.</text:p>
        </text:list-item>
      </text:list>
      <text:p text:style-name="P10"/>
      <text:p text:style-name="P11">В последнем случае нет необходимости для создания другого механизма взаимодействия кроме передачи сигнала на чувствительные клетки выстилающей поверхности окружающей ликворные пространства мозга (прямая связь, воля), и получение голографической мультиспектральной картины восприятия во внутреннее пространство души в шишковидном теле (обратная связь, внимание). </text:p>
      <text:p text:style-name="P11"/>
      <text:p text:style-name="P11">Проблема данной теории в том, что у обычных людей, несмотря на нормальное восприятие действительности, шишковидное тело засорено мозговым песком, тогда как у шизофреников нет песка в этом органе, поэтому сложно объяснить почему в этом случае обычные люди всеравно видят нормальную картину действительности.</text:p>
      <text:p text:style-name="P11"/>
      <text:p text:style-name="P11">Если отталкиваться от этого факта, то получается <text:span text:style-name="T9">что картина восприятия должна строиться в каком-то другом месте у обычных людей, по-сравнению с шизофрениками, но это сложно представить исходя из геометрического принципа.</text:span></text:p>
      <text:p text:style-name="P11"/>
      <text:p text:style-name="P12">Шишковидное тело наиболее удачно подходит на роль седалища души исходя из геометрии внутренних пространств мозга. Внутреннее пространство мозга устроено так, что предоставляет практически прямой доступ ко всем его важнейшим центрам, охватывая собой практически всю кору больших полушарий, внутреннюю часть лимбической системы, включая гиппокамп и таламус, а так же мост, мозговой ствол и весь спинной мозг. Является форма внутреннего пространства мозга единственной из возможных? Скорее всего нет. И в тоже время она очень похожа на интерфейс для взаимодействия или игры на волновом инструменте мозга.</text:p>
      <text:p text:style-name="P12"/>
      <text:p text:style-name="P13">С этой точкой зрения согласуются эзотерические концепции об эфирном теле (теософы), о воле (толтеки), фрактальный принцип (глаза как зеркало души отражают её структуру), а так же научная информация о чёрных дырах. Душа находится вне времени, потому как она находится в эфире, а в эфире распространяются волны всех эпох, начиная с большого взрыва. Душа это чёрная дыра (астральное тело) в которую падает излучение (информация) и в зависимости от характеристик этого излучения (информации) она меняет своё состояние (расширяется или сужается), излучает информацию в форме волн и т.д.</text:p>
      <text:p text:style-name="P10"/>
      <text:p text:style-name="P13">Тело <text:span text:style-name="T10">(организм)</text:span></text:p>
      <text:p text:style-name="P13">Воля <text:span text:style-name="T10">(эфирное тело)</text:span></text:p>
      <text:p text:style-name="P13">Внимание <text:span text:style-name="T10">(чёрная дыра)</text:span></text:p>
      <text:p text:style-name="P13">Мысль <text:span text:style-name="T10">(информация)</text:span></text:p>
      <text:p text:style-name="P13">Наблюдатель <text:span text:style-name="T10">(пространство)</text:span></text:p>
      <text:p text:style-name="P5"/>
      <text:p text:style-name="P14">Тело <text:span text:style-name="T10">(организм) ФФ</text:span></text:p>
      <text:p text:style-name="P14">Мысль <text:span text:style-name="T10">(информация) ЭМФ</text:span></text:p>
      <text:p text:style-name="P15">Воля (брана) <text:span text:style-name="T11">ЭМФ</text:span></text:p>
      <text:p text:style-name="P14">Внимание <text:span text:style-name="T10">(чёрная дыра) АФ</text:span></text:p>
      <text:p text:style-name="P14"><text:soft-page-break/>Наблюдатель <text:span text:style-name="T10">(сингулярность) МФ</text:span></text:p>
      <text:p text:style-name="P15">Согласно этой теории, тело является инструментом для получения энергии и информации восприятия в целях эволюции душевной форм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5T15:34:13.671185731</meta:creation-date>
    <dc:date>2021-02-10T14:26:41.295950326</dc:date>
    <meta:editing-duration>PT3H13M45S</meta:editing-duration>
    <meta:editing-cycles>10</meta:editing-cycles>
    <meta:generator>LibreOffice/6.0.7.3$Linux_X86_64 LibreOffice_project/00m0$Build-3</meta:generator>
    <meta:document-statistic meta:table-count="0" meta:image-count="0" meta:object-count="0" meta:page-count="3" meta:paragraph-count="42" meta:word-count="650" meta:character-count="4902" meta:non-whitespace-character-count="4305"/>
  </office:meta>
</office:document-meta>
</file>